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0645833333333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rget TE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Co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office:value-type="float" office:value="0.21710811984368214" table:formula="of:=[.B22]/(9.8*[.C22])" table:style-name="ce1">
            <text:p>0.21710812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phenson's Planet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J7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Copperno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4700/5700 etc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SWR Adams Radial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WR Webb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Dean Goods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K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ER L77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donian Single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D Austerity Tank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Hall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R Z-Class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Great Bear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Black 5</text:p>
          </table:table-cell>
          <table:table-cell office:value-type="float" office:value="1500" table:style-name="ce1">
            <text:p>1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Jubilee</text:p>
          </table:table-cell>
          <table:table-cell office:value-type="float" office:value="1550" table:style-name="ce1">
            <text:p>1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NR A1</text:p>
          </table:table-cell>
          <table:table-cell office:value-type="float" office:value="1600" table:style-name="ce1">
            <text:p>16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V2</text:p>
          </table:table-cell>
          <table:table-cell office:value-type="float" office:value="1750" table:style-name="ce1">
            <text:p>1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A3</text:p>
          </table:table-cell>
          <table:table-cell office:value-type="float" office:value="1850" table:style-name="ce1">
            <text:p>1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 (Streamlined)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andard 9F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Jon Story</meta:initial-creator>
    <dc:creator>Jon Story</dc:creator>
    <meta:creation-date>2024-04-26T23:12:37Z</meta:creation-date>
    <dc:date>2024-08-27T02:55:41Z</dc:date>
  </office:meta>
</office:document-meta>
</file>